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B</text:p>
          </table:table-cell>
          <table:table-cell office:value-type="string" calcext:value-type="string">
            <text:p>SE_meanB</text:p>
          </table:table-cell>
          <table:table-cell office:value-type="string" calcext:value-type="string">
            <text:p>mu_min</text:p>
          </table:table-cell>
          <table:table-cell office:value-type="string" calcext:value-type="string">
            <text:p>mu_max</text:p>
          </table:table-cell>
          <table:table-cell office:value-type="string" calcext:value-type="string">
            <text:p>'-z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%ile_min</text:p>
          </table:table-cell>
          <table:table-cell office:value-type="string" calcext:value-type="string">
            <text:p>%ile_max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([.C4]+1)/([.B4]+1);2)" office:value-type="float" office:value="0.11" calcext:value-type="float">
            <text:p>0.11</text:p>
          </table:table-cell>
          <table:table-cell table:formula="of:=ROUND(SQRT([.D4]*(1-[.D4])/[.B4]);3)"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([.C5]+1)/([.B5]+1);2)" office:value-type="float" office:value="0.16" calcext:value-type="float">
            <text:p>0.16</text:p>
          </table:table-cell>
          <table:table-cell table:formula="of:=ROUND(SQRT([.D5]*(1-[.D5])/[.B5]);3)" office:value-type="float" office:value="0.037" calcext:value-type="float">
            <text:p>0.037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table:formula="of:=([.F5]-[.D5])/[.E5]" office:value-type="float" office:value="-1.35135135135135" calcext:value-type="float">
            <text:p>-1.3513513514</text:p>
          </table:table-cell>
          <table:table-cell table:formula="of:=([.G5]-[.D5])/[.E5]" office:value-type="float" office:value="1.35135135135135" calcext:value-type="float">
            <text:p>1.35135135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([.C6]+1)/([.B6]+1);2)" office:value-type="float" office:value="0.21" calcext:value-type="float">
            <text:p>0.21</text:p>
          </table:table-cell>
          <table:table-cell table:formula="of:=ROUND(SQRT([.D6]*(1-[.D6])/[.B6]);3)" office:value-type="float" office:value="0.041" calcext:value-type="float">
            <text:p>0.04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table:formula="of:=([.F6]-[.D6])/[.E6]" office:value-type="float" office:value="-1.46341463414634" calcext:value-type="float">
            <text:p>-1.4634146341</text:p>
          </table:table-cell>
          <table:table-cell table:formula="of:=([.G6]-[.D6])/[.E6]" office:value-type="float" office:value="1.46341463414634" calcext:value-type="float">
            <text:p>1.463414634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formula="of:=ROUND(([.C7]+1)/([.B7]+1);2)" office:value-type="float" office:value="0.04" calcext:value-type="float">
            <text:p>0.04</text:p>
          </table:table-cell>
          <table:table-cell table:formula="of:=ROUND(SQRT([.D7]*(1-[.D7])/[.B7]);3)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ROUND(([.C8]+1)/([.B8]+1);2)" office:value-type="float" office:value="0.05" calcext:value-type="float">
            <text:p>0.05</text:p>
          </table:table-cell>
          <table:table-cell table:formula="of:=ROUND(SQRT([.D8]*(1-[.D8])/[.B8]);3)" office:value-type="float" office:value="0.011" calcext:value-type="float">
            <text:p>0.01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" calcext:value-type="float">
            <text:p>0.07</text:p>
          </table:table-cell>
          <table:table-cell table:formula="of:=([.F8]-[.D8])/[.E8]" office:value-type="float" office:value="-1.36363636363636" calcext:value-type="float">
            <text:p>-1.3636363636</text:p>
          </table:table-cell>
          <table:table-cell table:formula="of:=([.G8]-[.D8])/[.E8]" office:value-type="float" office:value="1.81818181818182" calcext:value-type="float">
            <text:p>1.81818181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formula="of:=ROUND(([.C9]+1)/([.B9]+1);2)" office:value-type="float" office:value="0.13" calcext:value-type="float">
            <text:p>0.13</text:p>
          </table:table-cell>
          <table:table-cell table:formula="of:=ROUND(SQRT([.D9]*(1-[.D9])/[.B9]);3)" office:value-type="float" office:value="0.017" calcext:value-type="float">
            <text:p>0.01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5" calcext:value-type="float">
            <text:p>0.155</text:p>
          </table:table-cell>
          <table:table-cell table:formula="of:=([.F9]-[.D9])/[.E9]" office:value-type="float" office:value="-1.47058823529412" calcext:value-type="float">
            <text:p>-1.4705882353</text:p>
          </table:table-cell>
          <table:table-cell table:formula="of:=([.G9]-[.D9])/[.E9]" office:value-type="float" office:value="1.47058823529412" calcext:value-type="float">
            <text:p>1.4705882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ROUND(([.C10]+1)/([.B10]+1);2)" office:value-type="float" office:value="0.25" calcext:value-type="float">
            <text:p>0.25</text:p>
          </table:table-cell>
          <table:table-cell table:formula="of:=ROUND(SQRT([.D10]*(1-[.D10])/[.B10]);3)" office:value-type="float" office:value="0.022" calcext:value-type="float">
            <text:p>0.0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table:formula="of:=([.F10]-[.D10])/[.E10]" office:value-type="float" office:value="-1.59090909090909" calcext:value-type="float">
            <text:p>-1.5909090909</text:p>
          </table:table-cell>
          <table:table-cell table:formula="of:=([.G10]-[.D10])/[.E10]" office:value-type="float" office:value="1.81818181818182" calcext:value-type="float">
            <text:p>1.81818181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4:24:16.309791083</meta:creation-date>
    <dc:date>2016-01-18T14:53:48.422341828</dc:date>
    <meta:editing-duration>PT13M31S</meta:editing-duration>
    <meta:editing-cycles>3</meta:editing-cycles>
    <meta:generator>LibreOffice/5.0.2.2$Linux_X86_64 LibreOffice_project/00m0$Build-2</meta:generator>
    <meta:document-statistic meta:table-count="1" meta:cell-count="64" meta:object-count="0"/>
  </office:meta>
</office:document-meta>
</file>